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8000002586F17E9A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8cm" fo:padding-bottom="0.138cm" fo:padding-left="0.275cm" fo:padding-right="0.27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107b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draw:fill="none" fo:min-height="1.871cm"/>
    </style:style>
    <style:style style:name="gr7" style:family="graphic" style:parent-style-name="objectwithoutfill">
      <style:graphic-properties svg:stroke-width="0.1cm" svg:stroke-color="#ffffff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2.044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6.309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itle1-notes">
      <style:graphic-properties draw:stroke="none" draw:fill="none" draw:fill-color="#ffffff" draw:auto-grow-height="true" fo:min-height="12.794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3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1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notes">
      <style:graphic-properties draw:fill-color="#ffffff" fo:min-height="12.794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9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64cm" fo:margin-bottom="0cm" fo:text-align="end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8" style:family="paragraph">
      <style:paragraph-properties fo:margin-left="1.481cm" fo:margin-right="0cm" fo:margin-top="0.264cm" fo:margin-bottom="0cm" fo:text-indent="-1.481cm" style:punctuation-wrap="hanging" style:line-break="strict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style:writing-mode="lr-tb"/>
      <style:text-properties fo:font-family="Arial" style:font-family-generic="swiss" style:font-pitch="variable" fo:font-weight="bold" style:font-weight-asian="bold" style:font-weight-complex="bold"/>
    </style:style>
    <style:style style:name="P13" style:family="paragraph">
      <style:paragraph-properties fo:text-align="center"/>
      <style:text-properties fo:font-family="Arial" style:font-family-generic="swiss" style:font-pitch="variable" fo:font-weight="normal" style:font-family-asian="Arial" style:font-family-generic-asian="swiss" style:font-pitch-asian="variable" style:font-weight-asian="normal" style:font-family-complex="Arial" style:font-family-generic-complex="swiss" style:font-pitch-complex="variable" style:font-weight-complex="normal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24pt" fo:language="pl" fo:country="PL" style:font-size-asian="24pt" style:font-size-complex="24pt"/>
    </style:style>
    <style:style style:name="T5" style:family="text">
      <style:text-properties fo:font-size="24pt" fo:language="pl" fo:country="PL" fo:font-style="italic" style:font-size-asian="24pt" style:font-style-asian="italic" style:font-size-complex="24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4pt" fo:language="pl" fo:country="PL" style:font-size-asian="34pt" style:font-size-complex="34pt"/>
    </style:style>
    <style:style style:name="T8" style:family="text">
      <style:text-properties fo:font-size="39pt" style:font-size-asian="39pt" style:font-size-complex="39pt"/>
    </style:style>
    <style:style style:name="T9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suffix="." style:num-format="1">
        <style:list-level-properties text:min-label-width="1.587cm"/>
        <style:text-properties fo:color="#330066" fo:font-size="7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</text:list-style>
    <text:list-style style:name="L5">
      <text:list-level-style-number text:level="1" style:num-suffix="." style:num-format="1">
        <style:list-level-properties text:min-label-width="1.481cm"/>
        <style:text-properties fo:color="#330066" fo:font-size="11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000000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000000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000000" fo:font-size="8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7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0000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838cm" svg:height="3.413cm" svg:x="0.878cm" svg:y="3.809cm" presentation:class="title" presentation:user-transformed="true">
          <draw:text-box>
            <text:p text:style-name="P1"><text:span text:style-name="T1">Modelowanie i analiza obiektowa</text:span></text:p>
          </draw:text-box>
        </draw:frame>
        <draw:frame presentation:style-name="pr2" draw:text-style-name="P2" draw:layer="layout" svg:width="17.357cm" svg:height="6.563cm" svg:x="2.358cm" svg:y="8.471cm">
          <draw:text-box>
            <text:p text:style-name="P3"><text:span text:style-name="T2">Informacje wstępne</text:span></text:p>
          </draw:text-box>
        </draw:frame>
        <presentation:notes draw:style-name="dp2" presentation:use-date-time-name="dtd1">
          <draw:custom-shape draw:name="Rectangle 2" draw:style-name="gr1" draw:text-style-name="P2" draw:layer="layout" svg:width="8.546cm" svg:height="1.42cm" svg:x="0cm" svg:y="0cm">
            <text:p text:style-name="P4"><text:span text:style-name="T3">Analiza i Projektowanie Obiektowe - Wykład 1</text:span></text:p>
            <draw:enhanced-geometry svg:viewBox="0 0 21600 21600" draw:type="mso-spt202" draw:enhanced-path="M 0 0 L 21600 0 21600 21600 0 21600 0 0 Z N"/>
          </draw:custom-shape>
          <draw:custom-shape draw:name="Rectangle 6" draw:style-name="gr2" draw:text-style-name="P2" draw:layer="layout" svg:width="8.546cm" svg:height="1.42cm" svg:x="0cm" svg:y="27.005cm">
            <text:p text:style-name="P4"><text:span text:style-name="T3">mgr inż. Radosław Adamus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" draw:text-style-name="P2" draw:layer="layout" svg:width="8.546cm" svg:height="1.42cm" svg:x="11.17cm" svg:y="27.005cm">
            <text:p text:style-name="P5"><text:span text:style-name="T3"><text:page-number>&lt;num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13cm" svg:height="10.659cm" svg:x="2.756cm" svg:y="2.134cm" draw:page-number="1"/>
          <draw:frame presentation:style-name="pr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Literatura</text:p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6"><text:span text:style-name="T4">Slajdy z wykładu. (http://jacenty.kis.p.lodz.pl/)</text:span></text:p>
                <text:p text:style-name="P6"><text:span text:style-name="T4"/></text:p>
              </text:list-item>
              <text:list-item>
                <text:p text:style-name="P6"><text:span text:style-name="T4">Booch G., Rumbaugh J., Jacobson I.: </text:span><text:span text:style-name="T5">UML przewodnik użytkownika</text:span><text:span text:style-name="T4">, WNT, Wa-wa, 2001.</text:span></text:p>
                <text:p text:style-name="P6"><text:span text:style-name="T4"/></text:p>
              </text:list-item>
              <text:list-item>
                <text:p text:style-name="P6"><text:span text:style-name="T4">Kroll P., Kruchten P.: </text:span><text:span text:style-name="T5">Rational Unified Process od strony praktycznej</text:span><text:span text:style-name="T4">, WNT, 2007</text:span></text:p>
              </text:list-item>
            </text:list>
          </draw:text-box>
        </draw:frame>
        <presentation:notes draw:style-name="dp4">
          <draw:page-thumbnail draw:style-name="gr3" draw:layer="layout" svg:width="14.213cm" svg:height="10.66cm" svg:x="2.755cm" svg:y="2.133cm" draw:page-number="2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Zaliczenie</text:p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4">
              <text:list-item>
                <text:p text:style-name="P6"><text:span text:style-name="T4">Kolokwium z wykładu – test wyboru.</text:span></text:p>
              </text:list-item>
              <text:list-item>
                <text:p text:style-name="P6"><text:span text:style-name="T4">Ocena z laboratorium – test praktyczny (projekt).</text:span></text:p>
              </text:list-item>
            </text:list>
          </draw:text-box>
        </draw:frame>
        <presentation:notes draw:style-name="dp4">
          <draw:page-thumbnail draw:style-name="gr3" draw:layer="layout" svg:width="14.213cm" svg:height="10.66cm" svg:x="2.755cm" svg:y="2.133cm" draw:page-number="3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<text:span text:style-name="T6">Zagadnienia poruszane na wykładzie</text:span></text:p>
          </draw:text-box>
        </draw:frame>
        <draw:frame presentation:style-name="pr7" draw:text-style-name="P2" draw:layer="layout" svg:width="22.86cm" svg:height="13.348cm" svg:x="1.27cm" svg:y="4.776cm" presentation:class="outline" presentation:user-transformed="true">
          <draw:text-box>
            <text:list text:style-name="L5">
              <text:list-item>
                <text:p text:style-name="P7"><text:span text:style-name="T2">RUP - struktura</text:span></text:p>
              </text:list-item>
              <text:list-item>
                <text:p text:style-name="P7"><text:span text:style-name="T2">Analityk i architekt</text:span></text:p>
              </text:list-item>
              <text:list-item>
                <text:p text:style-name="P7"><text:span text:style-name="T2">Obiektowość</text:span></text:p>
              </text:list-item>
              <text:list-item>
                <text:p text:style-name="P7"><text:span text:style-name="T2">Proces Analizy przypadków użycia</text:span></text:p>
              </text:list-item>
            </text:list>
            <text:p text:style-name="P8"><text:span text:style-name="T2"/></text:p>
          </draw:text-box>
        </draw:frame>
        <presentation:notes draw:style-name="dp4">
          <draw:page-thumbnail draw:style-name="gr3" draw:layer="layout" svg:width="14.213cm" svg:height="10.66cm" svg:x="2.755cm" svg:y="2.133cm" draw:page-number="4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<text:span text:style-name="T7">„</text:span><text:span text:style-name="T7">Dobre praktyki” </text:span><text:span text:style-name="T7"><text:line-break/></text:span><text:span text:style-name="T7">(ang. Best Practices)</text:span></text:p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 text:style-name="P9">Zestaw działań, sprawdzonych na polu bitwy, których stosowanie ma pozytywny wpływ na projekty programistyczne.</text:p>
                <text:p text:style-name="P9"/>
              </text:list-item>
            </text:list>
          </draw:text-box>
        </draw:frame>
        <presentation:notes draw:style-name="dp4">
          <draw:page-thumbnail draw:style-name="gr3" draw:layer="layout" svg:width="14.213cm" svg:height="10.66cm" svg:x="2.755cm" svg:y="2.133cm" draw:page-number="5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<text:span text:style-name="T8">Obiektowość</text:span></text:p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 text:style-name="P9">Słowo klucz określające:</text:p>
              </text:list-item>
            </text:list>
            <text:list text:style-name="L7">
              <text:list-item>
                <text:list>
                  <text:list-item>
                    <text:p text:style-name="P10">sposób myślenia</text:p>
                  </text:list-item>
                  <text:list-item>
                    <text:p text:style-name="P10">konstrukcję projektu</text:p>
                  </text:list-item>
                  <text:list-item>
                    <text:p text:style-name="P10">narzędzia i metodyki wytwarzania oprogramowania</text:p>
                    <text:p text:style-name="P10"/>
                    <text:p text:style-name="P10"/>
                  </text:list-item>
                </text:list>
              </text:list-item>
            </text:list>
            <text:list text:style-name="L6">
              <text:list-item>
                <text:p text:style-name="P9">My będziemy patrzeć z punktu widzenia języka UML.</text:p>
              </text:list-item>
            </text:list>
            <text:list text:style-name="L7">
              <text:list-item>
                <text:list>
                  <text:list-header>
                    <text:p text:style-name="P10"/>
                  </text:list-header>
                </text:list>
              </text:list-item>
            </text:list>
          </draw:text-box>
        </draw:frame>
        <presentation:notes draw:style-name="dp4">
          <draw:page-thumbnail draw:style-name="gr3" draw:layer="layout" svg:width="14.213cm" svg:height="10.66cm" svg:x="2.755cm" svg:y="2.133cm" draw:page-number="6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Analiza</text:p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6">
              <text:list-item>
                <text:p text:style-name="P9">Obiektowa – wykorzystujemy pojęcia obiektowe</text:p>
              </text:list-item>
              <text:list-item>
                <text:p text:style-name="P9">Przypadków użycia – bo taki założymy model wymagań</text:p>
              </text:list-item>
              <text:list-item>
                <text:p text:style-name="P9">Analityk systemowy</text:p>
              </text:list-item>
            </text:list>
            <text:list text:style-name="L7">
              <text:list-item>
                <text:list>
                  <text:list-item>
                    <text:p text:style-name="P10">Człowiek myślący twórczo i kreatywnie</text:p>
                  </text:list-item>
                  <text:list-item>
                    <text:p text:style-name="P10">Wspomagany odpowiednią metodyką ale samodzieln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213cm" svg:height="10.66cm" svg:x="2.755cm" svg:y="2.133cm" draw:page-number="7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0.955cm" svg:height="3.184cm" svg:x="1.269cm" svg:y="0.338cm" presentation:class="title" presentation:user-transformed="true">
          <draw:text-box>
            <text:p text:style-name="P4"><text:span text:style-name="T6">Składowe systemu w projektowaniu</text:span></text:p>
          </draw:text-box>
        </draw:frame>
        <draw:custom-shape draw:name="AutoShape 16" draw:style-name="gr4" draw:text-style-name="P2" draw:layer="layout" svg:width="4.599cm" svg:height="1.199cm" svg:x="14.702cm" svg:y="10.52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7" draw:style-name="gr5" draw:text-style-name="P12" draw:layer="layout" svg:width="6.077cm" svg:height="1.785cm" svg:x="19.388cm" svg:y="10.142cm">
          <text:p text:style-name="P11"><text:span text:style-name="T9">Określana</text:span></text:p>
          <text:p text:style-name="P11"><text:span text:style-name="T9">w procesie analizy</text:span></text:p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3.165cm" svg:height="2.121cm" svg:x="4.536cm" svg:y="6.144cm">
          <draw:text-box>
            <text:p text:style-name="P13">Składowa</text:p>
            <text:p text:style-name="P13">zarządzania</text:p>
            <text:p text:style-name="P13">pamięcią</text:p>
          </draw:text-box>
        </draw:frame>
        <draw:frame draw:style-name="gr6" draw:text-style-name="P13" draw:layer="layout" svg:width="3.194cm" svg:height="2.121cm" svg:x="15.136cm" svg:y="6.144cm">
          <draw:text-box>
            <text:p text:style-name="P13">Składowa</text:p>
            <text:p text:style-name="P13">interfejsu</text:p>
            <text:p text:style-name="P13">użytkownika</text:p>
          </draw:text-box>
        </draw:frame>
        <draw:frame draw:style-name="gr6" draw:text-style-name="P13" draw:layer="layout" svg:width="2.644cm" svg:height="2.121cm" svg:x="10.196cm" svg:y="10.344cm">
          <draw:text-box>
            <text:p text:style-name="P13">Składowa</text:p>
            <text:p text:style-name="P13">dziedziny</text:p>
            <text:p text:style-name="P13">problemu</text:p>
          </draw:text-box>
        </draw:frame>
        <draw:frame draw:style-name="gr6" draw:text-style-name="P13" draw:layer="layout" svg:width="3.165cm" svg:height="2.121cm" svg:x="4.536cm" svg:y="14.644cm">
          <draw:text-box>
            <text:p text:style-name="P13">Składowa</text:p>
            <text:p text:style-name="P13">zarządzania</text:p>
            <text:p text:style-name="P13">zadaniami</text:p>
          </draw:text-box>
        </draw:frame>
        <draw:frame draw:style-name="gr6" draw:text-style-name="P13" draw:layer="layout" svg:width="3.165cm" svg:height="2.121cm" svg:x="15.136cm" svg:y="14.644cm">
          <draw:text-box>
            <text:p text:style-name="P13">Składowa</text:p>
            <text:p text:style-name="P13">zarządzania</text:p>
            <text:p text:style-name="P13">danymi</text:p>
          </draw:text-box>
        </draw:frame>
        <draw:line draw:style-name="gr7" draw:layer="layout" svg:x1="8cm" svg:y1="8.5cm" svg:x2="10.2cm" svg:y2="10cm">
          <text:p/>
        </draw:line>
        <draw:line draw:style-name="gr7" draw:layer="layout" svg:x1="12.8cm" svg:y1="12.7cm" svg:x2="15cm" svg:y2="14.5cm">
          <text:p/>
        </draw:line>
        <draw:line draw:style-name="gr7" draw:layer="layout" svg:x1="10.2cm" svg:y1="12.7cm" svg:x2="8cm" svg:y2="14.4cm">
          <text:p/>
        </draw:line>
        <draw:line draw:style-name="gr7" draw:layer="layout" svg:x1="14.8cm" svg:y1="8.4cm" svg:x2="12.6cm" svg:y2="10.1cm">
          <text:p/>
        </draw:line>
        <presentation:notes draw:style-name="dp4">
          <draw:page-thumbnail draw:style-name="gr3" draw:layer="layout" svg:width="14.213cm" svg:height="10.66cm" svg:x="2.755cm" svg:y="2.133cm" draw:page-number="8" presentation:class="page"/>
          <draw:frame presentation:style-name="pr6" draw:layer="layout" svg:width="15.778cm" svg:height="13.07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4pt" fo:font-style="normal" fo:text-shadow="none" style:text-underline-style="none" fo:font-weight="bold" style:font-family-asian="'MS Gothic'" style:font-family-generic-asian="system" style:font-pitch-asian="variable" style:font-size-asian="14pt" style:font-style-asian="normal" style:font-weight-asian="bold" style:font-family-complex="Tahoma" style:font-family-generic-complex="system" style:font-pitch-complex="variable" style:font-size-complex="1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Obiekt_20_ze_20_strza_3f_k_3f_" style:display-name="Obiekt ze strza?k?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Obiekt_20_bez_20_wype_3f_nienia" style:display-name="Obiekt bez wype?nienia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Tre_3f__3f__20_tekstu" style:display-name="Tre?? tekstu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Wci_3f_cie_20_pierwszego_20_wiersza" style:display-name="Wci?cie pierwszego wiersza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Tytu_3f_" style:display-name="Tytu?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Tytu_3f_1" style:display-name="Tytu?1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Tytu_3f_2" style:display-name="Tytu?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Nag_3f_ówek" style:display-name="Nag?ówek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Nag_3f_ówek1" style:display-name="Nag?ówek1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Nag_3f_ówek2" style:display-name="Nag?ówek2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4pt" fo:font-style="normal" fo:text-shadow="none" style:text-underline-style="none" fo:font-weight="bold" style:font-family-asian="Tahoma" style:font-family-generic-asian="swiss" style:font-pitch-asian="variable" style:font-size-asian="14pt" style:font-style-asian="normal" style:font-weight-asian="bold" style:font-family-complex="Tahoma" style:font-family-generic-complex="swiss" style:font-pitch-complex="variable" style:font-size-complex="14pt" style:font-style-complex="normal" style:font-weight-complex="bold" style:text-emphasize="none"/>
    </style:style>
    <style:style style:name="Podtytu_3f_" style:display-name="Podtytu?" style:family="graphic">
      <style:paragraph-properties fo:margin-left="0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Obiekty_20_t_3f_a" style:display-name="Obiekty t?a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Arial" style:font-family-generic="swiss" style:font-pitch="variable" fo:font-size="14pt" fo:font-style="normal" fo:text-shadow="none" style:text-underline-style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_3f_o" style:display-name="T?o" style:family="graphic">
      <style:paragraph-properties fo:text-align="center" style:text-autospace="none"/>
    </style:style>
    <style:style style:name="Default-background" style:family="presentation">
      <style:graphic-properties draw:stroke="none" draw:fill="solid" draw:fill-color="#097ab9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8cm" fo:padding-bottom="0.138cm" fo:padding-left="0.275cm" fo:padding-right="0.27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Default-notes" style:family="presentation">
      <style:graphic-properties draw:stroke="none" draw:fill="none" fo:padding-top="0.138cm" fo:padding-bottom="0.138cm" fo:padding-left="0.275cm" fo:padding-right="0.27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ffffff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6pt" fo:font-style="normal" fo:text-shadow="none" style:text-underline-style="none" fo:font-weight="bold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97ab9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simple" style:line-break="normal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ffffff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0000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97ab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1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0pt" fo:language="en" fo:country="US" fo:font-weight="normal" style:font-size-asian="10pt" style:font-weight-asian="normal" style:font-size-complex="10pt" style:font-weight-complex="normal"/>
    </style:style>
    <style:style style:name="MT3" style:family="text">
      <style:text-properties fo:color="#000000" fo:font-size="13pt" fo:language="pl" fo:country="PL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line draw:name="Line 2" draw:style-name="Mgr3" draw:text-style-name="MP3" draw:layer="backgroundobjects" svg:x1="22.3cm" svg:y1="0.123cm" svg:x2="22.3cm" svg:y2="4.357cm">
        <text:p/>
      </draw:line>
      <draw:frame presentation:style-name="Default-title" draw:layer="backgroundobjects" svg:width="20.955cm" svg:height="3.184cm" svg:x="1.269cm" svg:y="0.338cm" presentation:class="title" presentation:placeholder="true">
        <draw:text-box/>
      </draw:frame>
      <draw:frame presentation:style-name="Default-outline1" draw:layer="backgroundobjects" svg:width="22.86cm" svg:height="11.049cm" svg:x="1.27cm" svg:y="4.776cm" presentation:class="outline" presentation:placeholder="true">
        <draw:text-box/>
      </draw:frame>
      <draw:frame presentation:style-name="Mpr1" draw:text-style-name="MP4" draw:layer="backgroundobjects" svg:width="5.927cm" svg:height="1.277cm" svg:x="1.269cm" svg:y="17.357cm" presentation:class="date-time">
        <draw:text-box>
          <text:p/>
        </draw:text-box>
      </draw:frame>
      <draw:frame presentation:style-name="Mpr1" draw:text-style-name="MP4" draw:layer="backgroundobjects" svg:width="8.044cm" svg:height="1.277cm" svg:x="8.678cm" svg:y="17.357cm" presentation:class="footer">
        <draw:text-box>
          <text:p/>
        </draw:text-box>
      </draw:frame>
      <draw:frame presentation:style-name="Mpr2" draw:text-style-name="MP5" draw:layer="backgroundobjects" svg:width="5.927cm" svg:height="1.271cm" svg:x="18.202cm" svg:y="17.357cm" presentation:class="page-number">
        <draw:text-box>
          <text:p text:style-name="MP5"><text:span text:style-name="MT2"><text:page-number>&lt;numer&gt;</text:page-number></text:span></text:p>
        </draw:text-box>
      </draw:frame>
      <draw:frame draw:name="Picture 1024" draw:style-name="Mgr4" draw:text-style-name="MP3" draw:layer="backgroundobjects" svg:width="2.923cm" svg:height="4.471cm" svg:x="22.503cm" svg:y="0.053cm">
        <draw:image xlink:href="Pictures/1000000000000188000002586F17E9A5.jp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presentation:style-name="Mpr3" draw:text-style-name="MP7" draw:layer="backgroundobjects" svg:width="8.546cm" svg:height="1.421cm" svg:x="0cm" svg:y="0cm" presentation:class="header">
          <draw:text-box>
            <text:p text:style-name="MP7"><text:span text:style-name="MT3">Analiza i Projektowanie Obiektowe - Wykład 1</text:span></text:p>
          </draw:text-box>
        </draw:frame>
        <draw:frame presentation:style-name="Mpr4" draw:text-style-name="MP4" draw:layer="backgroundobjects" svg:width="8.546cm" svg:height="1.421cm" svg:x="11.17cm" svg:y="0cm" presentation:class="date-time">
          <draw:text-box>
            <text:p/>
          </draw:text-box>
        </draw:frame>
        <draw:page-thumbnail presentation:style-name="Default-title" draw:layer="backgroundobjects" svg:width="14.213cm" svg:height="10.66cm" svg:x="2.755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5" draw:text-style-name="MP7" draw:layer="backgroundobjects" svg:width="8.546cm" svg:height="1.421cm" svg:x="0cm" svg:y="27.004cm" presentation:class="footer">
          <draw:text-box>
            <text:p text:style-name="MP7"><text:span text:style-name="MT3">mgr inż. Radosław Adamus</text:span></text:p>
          </draw:text-box>
        </draw:frame>
        <draw:frame presentation:style-name="Mpr6" draw:text-style-name="MP5" draw:layer="backgroundobjects" svg:width="8.546cm" svg:height="1.421cm" svg:x="11.17cm" svg:y="27.004cm" presentation:class="page-number">
          <draw:text-box>
            <text:p text:style-name="MP5"><text:span text:style-name="MT3"><text:page-number>&lt;numer&gt;</text:page-number></text:span></text:p>
          </draw:text-box>
        </draw:frame>
      </presentation:notes>
    </style:master-page>
    <style:master-page style:name="Title1" style:page-layout-name="PM1" draw:style-name="Mdp1">
      <draw:line draw:name="Line 2" draw:style-name="Mgr3" draw:text-style-name="MP3" draw:layer="backgroundobjects" svg:x1="20.32cm" svg:y1="2.963cm" svg:x2="20.32cm" svg:y2="15.452cm">
        <text:p/>
      </draw:line>
      <draw:g draw:name="Group 8">
        <draw:custom-shape draw:name="Oval 9" draw:style-name="Mgr6" draw:text-style-name="MP4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Mgr6" draw:text-style-name="MP4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6" draw:text-style-name="MP4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6" draw:text-style-name="MP4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6" draw:text-style-name="MP4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6" draw:text-style-name="MP4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7" draw:text-style-name="MP4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Mgr6" draw:text-style-name="MP4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Mgr6" draw:text-style-name="MP4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Mgr7" draw:text-style-name="MP4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Mgr7" draw:text-style-name="MP4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Mgr8" draw:text-style-name="MP4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Mgr6" draw:text-style-name="MP4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Mgr7" draw:text-style-name="MP4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Mgr7" draw:text-style-name="MP4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Mgr8" draw:text-style-name="MP4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Mgr7" draw:text-style-name="MP4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Mgr7" draw:text-style-name="MP4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Mgr8" draw:text-style-name="MP4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Mgr8" draw:text-style-name="MP4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Mgr9" draw:text-style-name="MP4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Mgr7" draw:text-style-name="MP4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Mgr8" draw:text-style-name="MP4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Mgr8" draw:text-style-name="MP4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Mgr9" draw:text-style-name="MP4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Mgr8" draw:text-style-name="MP4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Mgr8" draw:text-style-name="MP4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Mgr9" draw:text-style-name="MP4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Mgr9" draw:text-style-name="MP4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Mgr9" draw:text-style-name="MP4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Mgr9" draw:text-style-name="MP4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name="Line 40" draw:style-name="Mgr10" draw:text-style-name="MP3" draw:layer="backgroundobjects" svg:x1="0.847cm" svg:y1="7.832cm" svg:x2="23.707cm" svg:y2="7.832cm">
        <text:p/>
      </draw:line>
      <draw:frame draw:name="Picture 0" draw:style-name="Mgr4" draw:text-style-name="MP3" draw:layer="backgroundobjects" svg:width="2.924cm" svg:height="4.471cm" svg:x="20.699cm" svg:y="3.052cm">
        <draw:image xlink:href="Pictures/1000000000000188000002586F17E9A5.jpg" xlink:type="simple" xlink:show="embed" xlink:actuate="onLoad">
          <text:p/>
        </draw:image>
      </draw:frame>
      <draw:frame presentation:style-name="Title1-title" draw:layer="backgroundobjects" svg:width="20.955cm" svg:height="3.184cm" svg:x="1.269cm" svg:y="0.338cm" presentation:class="title" presentation:placeholder="true">
        <draw:text-box/>
      </draw:frame>
      <draw:frame presentation:style-name="Title1-outline1" draw:layer="backgroundobjects" svg:width="22.86cm" svg:height="11.049cm" svg:x="1.27cm" svg:y="4.776cm" presentation:class="outline" presentation:placeholder="true">
        <draw:text-box/>
      </draw:frame>
      <draw:frame presentation:style-name="Mpr7" draw:text-style-name="MP4" draw:layer="backgroundobjects" svg:width="5.927cm" svg:height="1.277cm" svg:x="1.269cm" svg:y="17.357cm" presentation:class="date-time">
        <draw:text-box>
          <text:p/>
        </draw:text-box>
      </draw:frame>
      <draw:frame presentation:style-name="Mpr7" draw:text-style-name="MP4" draw:layer="backgroundobjects" svg:width="8.044cm" svg:height="1.277cm" svg:x="8.678cm" svg:y="17.357cm" presentation:class="footer">
        <draw:text-box>
          <text:p/>
        </draw:text-box>
      </draw:frame>
      <draw:frame presentation:style-name="Mpr8" draw:text-style-name="MP5" draw:layer="backgroundobjects" svg:width="5.927cm" svg:height="1.271cm" svg:x="18.202cm" svg:y="17.357cm" presentation:class="page-number">
        <draw:text-box>
          <text:p text:style-name="MP5"><text:span text:style-name="MT2"><text:page-number>&lt;numer&gt;</text:page-number></text:span></text:p>
        </draw:text-box>
      </draw:frame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presentation:style-name="Mpr9" draw:text-style-name="MP7" draw:layer="backgroundobjects" svg:width="8.546cm" svg:height="1.421cm" svg:x="0cm" svg:y="0cm" presentation:class="header">
          <draw:text-box>
            <text:p text:style-name="MP7"><text:span text:style-name="MT3">Analiza i Projektowanie Obiektowe - Wykład 1</text:span></text:p>
          </draw:text-box>
        </draw:frame>
        <draw:frame presentation:style-name="Mpr10" draw:text-style-name="MP4" draw:layer="backgroundobjects" svg:width="8.546cm" svg:height="1.421cm" svg:x="11.17cm" svg:y="0cm" presentation:class="date-time">
          <draw:text-box>
            <text:p/>
          </draw:text-box>
        </draw:frame>
        <draw:page-thumbnail presentation:style-name="Title1-title" draw:layer="backgroundobjects" svg:width="14.213cm" svg:height="10.66cm" svg:x="2.755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11" draw:text-style-name="MP7" draw:layer="backgroundobjects" svg:width="8.546cm" svg:height="1.421cm" svg:x="0cm" svg:y="27.004cm" presentation:class="footer">
          <draw:text-box>
            <text:p text:style-name="MP7"><text:span text:style-name="MT3">mgr inż. Radosław Adamus</text:span></text:p>
          </draw:text-box>
        </draw:frame>
        <draw:frame presentation:style-name="Mpr12" draw:text-style-name="MP5" draw:layer="backgroundobjects" svg:width="8.546cm" svg:height="1.421cm" svg:x="11.17cm" svg:y="27.004cm" presentation:class="page-number">
          <draw:text-box>
            <text:p text:style-name="MP5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naliza, projektowanie i programowanie obiektowe</dc:title>
    <meta:initial-creator>PUCHATEK</meta:initial-creator>
    <meta:creation-date>2003-01-14T18:52:11</meta:creation-date>
    <dc:date>2012-10-01T13:08:29</dc:date>
    <meta:editing-cycles>2570</meta:editing-cycles>
    <meta:editing-duration>P3DT21H43M56S</meta:editing-duration>
    <meta:generator>LibreOffice/3.5$MacOSX_x86 LibreOffice_project/e0fbe70-dcba98b-297ab39-994e618-0f858f0</meta:generator>
    <meta:document-statistic meta:object-count="116"/>
  </office:meta>
</office:document-meta>
</file>